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fill-color="#ffffff" fo:min-height="8cm"/>
    </style:style>
    <style:style style:name="pr9" style:family="presentation" style:parent-style-name="lyt-cool-outline1">
      <style:graphic-properties draw:stroke="none" draw:fill="none" draw:fill-color="#ffffff" fo:min-height="3.504cm"/>
    </style:style>
    <style:style style:name="pr10" style:family="presentation" style:parent-style-name="lyt-cool-outline1">
      <style:graphic-properties draw:stroke="none" draw:fill="none" draw:fill-color="#ffffff" fo:min-height="9.107cm"/>
    </style:style>
    <style:style style:name="pr11" style:family="presentation" style:parent-style-name="lyt-cool-outline1">
      <style:graphic-properties draw:stroke="none" draw:fill="none" draw:fill-color="#ffffff" fo:min-height="2.5cm"/>
    </style:style>
    <style:style style:name="pr12" style:family="presentation" style:parent-style-name="lyt-cool-outline1">
      <style:graphic-properties draw:fill-color="#ffffff" fo:min-height="12.98cm"/>
    </style:style>
    <style:style style:name="pr13" style:family="presentation" style:parent-style-name="lyt-cool-outline1">
      <style:graphic-properties draw:fill-color="#ffffff" fo:min-height="2.662cm"/>
    </style:style>
    <style:style style:name="pr14" style:family="presentation" style:parent-style-name="lyt-cool-outline1">
      <style:graphic-properties draw:fill-color="#ffffff"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text-properties fo:font-size="28pt"/>
    </style:style>
    <style:style style:name="P13" style:family="paragraph">
      <style:paragraph-properties fo:margin-left="1.2cm" fo:margin-right="0cm" text:enable-numbering="false" fo:text-indent="-0.9cm"/>
      <style:text-properties fo:font-size="28pt"/>
    </style:style>
    <style:style style:name="P14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italic" fo:font-weight="bold"/>
    </style:style>
    <style:style style:name="T6" style:family="text">
      <style:text-properties fo:font-size="28pt"/>
    </style:style>
    <style:style style:name="T7" style:family="text">
      <style:text-properties fo:font-size="28pt" fo:font-style="italic" fo:font-weight="bold"/>
    </style:style>
    <style:style style:name="T8" style:family="text">
      <style:text-properties fo:font-size="28pt" fo:font-style="italic"/>
    </style:style>
    <style:style style:name="T9" style:family="text">
      <style:text-properties style:text-position="sub 58%" fo:font-size="28pt" fo:font-style="italic"/>
    </style:style>
    <style:style style:name="T10" style:family="text">
      <style:text-properties style:text-position="sub 58%" fo:font-size="28pt"/>
    </style:style>
    <style:style style:name="T11" style:family="text">
      <style:text-properties fo:font-size="28pt" fo:font-style="italic" style:text-underline-style="none" fo:font-weight="normal"/>
    </style:style>
    <style:style style:name="T12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3" style:family="text">
      <style:text-properties fo:font-size="28pt" style:text-underline-style="solid" style:text-underline-width="auto" style:text-underline-color="font-color"/>
    </style:style>
    <style:style style:name="T14" style:family="text">
      <style:text-properties fo:font-size="40pt" fo:font-style="italic"/>
    </style:style>
    <style:style style:name="T15" style:family="text">
      <style:text-properties fo:font-size="40pt" fo:font-style="normal"/>
    </style:style>
    <style:style style:name="T16" style:family="text">
      <style:text-properties fo:font-size="28pt" fo:font-style="normal"/>
    </style:style>
    <style:style style:name="T17" style:family="text">
      <style:text-properties fo:font-size="28pt" fo:font-weight="normal"/>
    </style:style>
    <style:style style:name="T18" style:family="text">
      <style:text-properties fo:font-size="28pt" fo:font-weight="bold"/>
    </style:style>
    <style:style style:name="T19" style:family="text">
      <style:text-properties fo:font-family="'Bitstream Vera Sans Mono'" style:font-family-generic="swiss" style:font-pitch="fixed" fo:font-size="28pt"/>
    </style:style>
    <style:style style:name="T20" style:family="text">
      <style:text-properties fo:font-size="28pt" fo:font-style="normal" fo:font-weight="bold"/>
    </style:style>
    <style:style style:name="T21" style:family="text">
      <style:text-properties fo:font-family="'Bitstream Vera Sans'" style:font-family-generic="swiss" style:font-pitch="variable" fo:font-size="28pt"/>
    </style:style>
    <style:style style:name="T22" style:family="text">
      <style:text-properties style:text-position="sub 58%" fo:font-size="28pt" fo:font-style="italic" fo:font-weight="normal"/>
    </style:style>
    <style:style style:name="T23" style:family="text">
      <style:text-properties fo:font-size="32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Prelude: Is There Such a Beast As “Corrected” <text:span text:style-name="T3">uv-</text:span>Data?</text:p>
          </draw:text-box>
        </draw:frame>
        <draw:frame draw:style-name="gr2" draw:layer="layout" svg:width="22.541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5" draw:layer="layout" svg:width="23.912cm" svg:height="1.569cm" svg:x="2.5cm" svg:y="22cm" presentation:class="outline" presentation:placeholder="true" presentation:user-transformed="true">
          <draw:text-box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5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5">uv-plane effects (the <text:span text:style-name="T5">G</text:span>s) can be easily taken out:</text:p>
              </text:list-item>
            </text:list>
          </draw:text-box>
        </draw:frame>
        <draw:frame draw:style-name="gr2" draw:layer="layout" svg:width="18.063cm" svg:height="2.713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8.596cm" svg:height="2.483cm" svg:x="7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5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5">image-plane effects are generally irreversible: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26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5" draw:layer="layout" svg:width="23.912cm" svg:height="5.065cm" svg:x="2.088cm" svg:y="15.201cm" presentation:class="outline" presentation:user-transformed="true">
          <draw:text-box>
            <text:list text:style-name="L2">
              <text:list-item>
                <text:p text:style-name="P5">In general, uv data can only be “corrected” for a single point on the sky.</text:p>
              </text:list-item>
            </text:list>
            <text:list text:style-name="L2">
              <text:list-item>
                <text:p text:style-name="P5">This is the motivation for facet imaging.</text:p>
              </text:list-item>
            </text:list>
            <text:list text:style-name="L2">
              <text:list-item>
                <text:p text:style-name="P5">(There are some shortcuts...)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.089cm" svg:height="1.235cm" svg:x="2.365cm" svg:y="0.76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5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5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5">Point sources we have already done, their <text:span text:style-name="T5">B</text:span> is a delta function.</text:p>
              </text:list-item>
            </text:list>
          </draw:text-box>
        </draw:frame>
        <draw:frame presentation:style-name="pr7" draw:text-style-name="P5" draw:layer="layout" svg:width="23.912cm" svg:height="5.065cm" svg:x="2cm" svg:y="15cm" presentation:class="outline" presentation:user-transformed="true">
          <draw:text-box>
            <text:list text:style-name="L2">
              <text:list-item>
                <text:p text:style-name="P5">Product of five 2x2 matrices.</text:p>
              </text:list-item>
            </text:list>
            <text:list text:style-name="L2">
              <text:list-item>
                <text:p text:style-name="P5">We can predict point sources perfectly.</text:p>
              </text:list-item>
            </text:list>
            <text:list text:style-name="L2">
              <text:list-item>
                <text:p text:style-name="P5">Computationally practical for a limited number of sources.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Any </text:span><text:span text:style-name="T7">B</text:span><text:span text:style-name="T6"> that is not a delta-function gets interesting, especially if </text:span><text:span text:style-name="T7">E</text:span><text:span text:style-name="T6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8"><text:span text:style-name="T6">...but we need to solve this for two reasons.</text:span></text:p>
              </text:list-item>
            </text:list>
            <text:list text:style-name="L2">
              <text:list-item>
                <text:p text:style-name="P8"><text:span text:style-name="T6">Reason 1: spatially extended sources...</text:span></text:p>
              </text:list-item>
            </text:list>
            <text:list text:style-name="L2">
              <text:list-item>
                <text:p text:style-name="P8"><text:span text:style-name="T6">Reason 2: it is impractical to directly predict large numbers of fainter sources individually, so we need to organize them into “patches”, and find a faster way to predict a patch </text:span><text:span text:style-name="T8">en masse</text:span><text:span text:style-name="T6">. 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8" draw:layer="layout" svg:width="23.912cm" svg:height="8cm" svg:x="3cm" svg:y="9cm" presentation:class="outline" presentation:user-transformed="true">
          <draw:text-box>
            <text:list text:style-name="L2">
              <text:list-item>
                <text:p text:style-name="P8"><text:span text:style-name="T6">In other words, to predict a source at </text:span><text:span text:style-name="T8">l</text:span><text:span text:style-name="T9">0</text:span><text:span text:style-name="T8">,m</text:span><text:span text:style-name="T9">0</text:span><text:span text:style-name="T6">, it is sufficient to predict it at the phase center (shifting </text:span><text:span text:style-name="T7">E</text:span><text:span text:style-name="T6"> accordingly...), then apply the phase terms </text:span><text:span text:style-name="T7">K</text:span><text:span text:style-name="T10">p0</text:span><text:span text:style-name="T6">, </text:span><text:span text:style-name="T7">K</text:span><text:span text:style-name="T10">q0</text:span><text:span text:style-name="T6"> to “move” the source to its true position.</text:span></text:p>
              </text:list-item>
            </text:list>
            <text:list text:style-name="L2">
              <text:list-item>
                <text:p text:style-name="P8"><text:span text:style-name="T6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9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 All We Need <text:line-break/>To Figure Out Now...</text:p>
          </draw:text-box>
        </draw:frame>
        <draw:frame presentation:style-name="pr9" draw:text-style-name="P8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6">...is how to predict extended sources at the phase center. We've simplified the problem considerably. If we now expand the </text:span><text:span text:style-name="T7">K</text:span><text:span text:style-name="T6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8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6">...and we only require the “Weak Assumption” that </text:span><text:span text:style-name="T11">n</text:span><text:span text:style-name="T12">→</text:span><text:span text:style-name="T6">1 </text:span><text:span text:style-name="T13">over the extent of the source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8" draw:layer="layout" svg:width="26.255cm" svg:height="9.107cm" svg:x="1.245cm" svg:y="10.5cm">
          <draw:text-box>
            <text:list text:style-name="L2">
              <text:list-item>
                <text:list>
                  <text:list-item>
                    <text:p text:style-name="P5"><text:span text:style-name="T6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1" draw:text-style-name="P8" draw:layer="layout" svg:width="25.755cm" svg:height="13.213cm" svg:x="1.745cm" svg:y="5.787cm">
          <draw:text-box>
            <text:list text:style-name="L2">
              <text:list-item>
                <text:list>
                  <text:list-item>
                    <text:p text:style-name="P5"><text:span text:style-name="T6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">patch/source size (because of the </text:span><text:span text:style-name="T8">n</text:span><text:span text:style-name="T6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the variation in </text:span><text:span text:style-name="T7">E</text:span><text:span text:style-name="T6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4">n: </text:span><text:span text:style-name="T15">Naughty, Nasty, Notorious, Nefarious, or Just Negligible?</text:span></text:p>
          </draw:text-box>
        </draw:frame>
        <draw:frame presentation:style-name="pr12" draw:text-style-name="P12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The “Weak Assumption” is that </text:span><text:span text:style-name="T8">n</text:span><text:span text:style-name="T6">=1 over the extent of the source.</text:span></text:p>
              </text:list-item>
            </text:list>
            <text:list text:style-name="L2">
              <text:list-item>
                <text:p text:style-name="P8"><text:span text:style-name="T6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8"><text:span text:style-name="T6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predict them with </text:span><text:span text:style-name="T16">(</text:span><text:span text:style-name="T8">l,m,1</text:span><text:span text:style-name="T16">)</text:span><text:span text:style-name="T6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The former are </text:span><text:span text:style-name="T17">Meow.PointSources</text:span><text:span text:style-name="T6">, how do we implement the latter?</text:span></text:p>
              </text:list-item>
            </text:list>
            <text:list text:style-name="L2">
              <text:list-item>
                <text:p text:style-name="P4"><text:span text:style-name="T6">...through OOP, of course!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5">Meet Meow.NaughtySource</text:span></text:p>
          </draw:text-box>
        </draw:frame>
        <draw:frame presentation:style-name="pr12" draw:text-style-name="P12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We're going to </text:span><text:span text:style-name="T8">derive</text:span><text:span text:style-name="T6"> a subclass from Meow.PointSource.</text:span></text:p>
              </text:list-item>
            </text:list>
            <text:list text:style-name="L2">
              <text:list-item>
                <text:p text:style-name="P8"><text:span text:style-name="T6">This subclass </text:span><text:span text:style-name="T8">reimplements</text:span><text:span text:style-name="T6"> the </text:span><text:span text:style-name="T18">lmn()</text:span><text:span text:style-name="T6"> function, which Meow.PointSource uses to create its </text:span><text:span text:style-name="T8">lmn</text:span><text:span text:style-name="T6"> node (which is subsequently used to make a </text:span><text:span text:style-name="T7">K</text:span><text:span text:style-name="T6"> term).</text:span></text:p>
              </text:list-item>
            </text:list>
            <text:list text:style-name="L2">
              <text:list-item>
                <text:p text:style-name="P8"><text:span text:style-name="T6">The end result: a point source that “ignores” the normal </text:span><text:span text:style-name="T8">n</text:span><text:span text:style-name="T6"> term, and uses 1 instead.</text:span></text:p>
              </text:list-item>
            </text:list>
            <text:list text:style-name="L2">
              <text:list-item>
                <text:p text:style-name="P8"><text:span text:style-name="T6">See </text:span><text:span text:style-name="T19">Day4/NaughtySource.py</text:span><text:span text:style-name="T6">.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5">Exercise 1: Putting </text:span><text:span text:style-name="T15"><text:line-break/></text:span><text:span text:style-name="T15">NaughtySource To Use</text:span></text:p>
          </draw:text-box>
        </draw:frame>
        <draw:frame presentation:style-name="pr12" draw:text-style-name="P12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Put 10 sources on a line (</text:span><text:span text:style-name="T8">m</text:span><text:span text:style-name="T6">=0), with </text:span><text:span text:style-name="T8">l</text:span><text:span text:style-name="T6"> = 0, 2', ..., 20'</text:span></text:p>
              </text:list-item>
            </text:list>
            <text:list text:style-name="L2">
              <text:list-item>
                <text:p text:style-name="P8"><text:span text:style-name="T6">Make a differential tree with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NaughtySources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6">Don't forget to adjust imager parameters to accommodate the bigger field of view.</text:span></text:p>
              </text:list-item>
            </text:list>
            <text:list text:style-name="L2">
              <text:list-item>
                <text:p text:style-name="P8"><text:span text:style-name="T6">Create per-channel maps.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5">Bonus Exercise 2: </text:span><text:span text:style-name="T15"><text:line-break/></text:span><text:span text:style-name="T15">Make a MovingSource</text:span></text:p>
          </draw:text-box>
        </draw:frame>
        <draw:frame presentation:style-name="pr12" draw:text-style-name="P12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Meow.PointSource presumes the source is stationary.</text:span></text:p>
              </text:list-item>
            </text:list>
            <text:list text:style-name="L2">
              <text:list-item>
                <text:p text:style-name="P8"><text:span text:style-name="T6">How do we reproduce the moving source of Day 2?</text:span></text:p>
              </text:list-item>
            </text:list>
            <text:list text:style-name="L2">
              <text:list-item>
                <text:p text:style-name="P8"><text:span text:style-name="T6">Derive a MovingSource from Meow.PointSource to implement this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you'll may need to look in Timba/WH/contrib/OMS/Meow/PointSource.py to get this right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This will primarily exercise your Python and OOP development skills, hence very optional.</text:span></text:p>
              </text:list-item>
            </text:list>
            <text:list text:style-name="L2">
              <text:list-item>
                <text:p text:style-name="P4"><text:span text:style-name="T6">Something else to ponder: how can we apply image-plane effects to a moving source (in Meow)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se 2: <text:line-break/>“Analytic” Extended Sources</text:p>
          </draw:text-box>
        </draw:frame>
        <draw:frame presentation:style-name="pr13" draw:text-style-name="P8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306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3" draw:text-style-name="P8" draw:layer="layout" svg:width="24.912cm" svg:height="3.304cm" svg:x="2.088cm" svg:y="15.838cm" presentation:class="outline" presentation:user-transformed="true">
          <draw:text-box>
            <text:list text:style-name="L2">
              <text:list-item>
                <text:p text:style-name="P8"><text:span text:style-name="T17">Meow.GaussianSource</text:span><text:span text:style-name="T6"> implements the trees for this.</text:span></text:p>
              </text:list-item>
            </text:list>
            <text:list text:style-name="L2">
              <text:list-item>
                <text:p text:style-name="P8"><text:span text:style-name="T6">Only correct under the “Strong Assumption”, obviously.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7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hapelets: The Ultimate<text:line-break/>In Analytic Sources</text:p>
          </draw:text-box>
        </draw:frame>
        <draw:frame presentation:style-name="pr13" draw:text-style-name="P8" draw:layer="layout" svg:width="23.912cm" svg:height="13.865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The shapelet transform decomposes an image (in </text:span><text:span text:style-name="T8">l,m</text:span><text:span text:style-name="T6">) into a sum of </text:span><text:span text:style-name="T8">shapelet basis functions:</text:span></text:p>
              </text:list-item>
            </text:list>
            <text:list text:style-name="L2">
              <text:list-item>
                <text:p text:style-name="P13"><text:span text:style-name="T8"/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6">Complex source structure can (potentially) be represented with relatively few low-order </text:span><text:span text:style-name="T8">{c</text:span><text:span text:style-name="T9">n</text:span><text:span text:style-name="T8">}</text:span><text:span text:style-name="T6"> coefficients.</text:span></text:p>
              </text:list-item>
            </text:list>
            <text:list text:style-name="L2">
              <text:list-item>
                <text:p text:style-name="P8"><text:span text:style-name="T6">The basis functions </text:span><text:span text:style-name="T8">s</text:span><text:span text:style-name="T9">n</text:span><text:span text:style-name="T6"> have an analytic F.T.</text:span></text:p>
              </text:list-item>
            </text:list>
            <text:list text:style-name="L2">
              <text:list-item>
                <text:p text:style-name="P8"><text:span text:style-name="T6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8"><text:span text:style-name="T6">“</text:span><text:span text:style-name="T6">Strong Assumption” required...</text:span></text:p>
              </text:list-item>
            </text:list>
            <text:list text:style-name="L2">
              <text:list-item>
                <text:p text:style-name="P8"><text:span text:style-name="T6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5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8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3" draw:text-style-name="P8" draw:layer="layout" svg:width="23.912cm" svg:height="3.304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Finally, we can have an image – </text:span><text:span text:style-name="T7">B</text:span><text:span text:style-name="T6"> (or perhaps just plain </text:span><text:span text:style-name="T8">I</text:span><text:span text:style-name="T6">) sampled on a RA/Dec (or other) grid.</text:span></text:p>
              </text:list-item>
            </text:list>
            <text:list text:style-name="L2">
              <text:list-item>
                <text:p text:style-name="P8"><text:span text:style-name="T6">An FFT gives us the F.T. on a regular </text:span><text:span text:style-name="T8">uv</text:span><text:span text:style-name="T6"> grid:</text:span></text:p>
              </text:list-item>
            </text:list>
          </draw:text-box>
        </draw:frame>
        <draw:frame presentation:style-name="pr13" draw:text-style-name="P8" draw:layer="layout" svg:width="24.912cm" svg:height="6.607cm" svg:x="2.088cm" svg:y="12.338cm" presentation:class="outline" presentation:user-transformed="true">
          <draw:text-box>
            <text:list text:style-name="L2">
              <text:list-item>
                <text:p text:style-name="P8"><text:span text:style-name="T6">This is done by the </text:span><text:span text:style-name="T18">Meq.FFTBrick</text:span><text:span text:style-name="T6"> node.</text:span></text:p>
              </text:list-item>
            </text:list>
            <text:list text:style-name="L2">
              <text:list-item>
                <text:p text:style-name="P8"><text:span text:style-name="T6">The </text:span><text:span text:style-name="T20">Meq.UVInterpol</text:span><text:span text:style-name="T6"> node then takes...</text:span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  <text:list text:style-name="L2">
              <text:list-item>
                <text:p text:style-name="P13"><text:span text:style-name="T6"/></text:p>
              </text:list-item>
            </text:list>
          </draw:text-box>
        </draw:frame>
        <draw:frame draw:style-name="gr2" draw:layer="layout" svg:width="19.355cm" svg:height="1.805cm" svg:x="3.5cm" svg:y="9.69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9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mplementing An Image Source</text:p>
          </draw:text-box>
        </draw:frame>
        <draw:frame presentation:style-name="pr13" draw:text-style-name="P8" draw:layer="layout" svg:width="23.912cm" svg:height="8.855cm" svg:x="2cm" svg:y="6.948cm" presentation:class="outline" presentation:user-transformed="true">
          <draw:text-box>
            <text:list text:style-name="L2">
              <text:list-item>
                <text:p text:style-name="P8"><text:span text:style-name="T18">Meow.FITSImageComponent</text:span><text:span text:style-name="T6"> implements the right combination of </text:span><text:span text:style-name="T18">Meq.FFTBrick</text:span><text:span text:style-name="T17">,</text:span><text:span text:style-name="T6"> </text:span><text:span text:style-name="T18">Meq.UVInterpol, </text:span><text:span text:style-name="T17">and</text:span><text:span text:style-name="T18"> Meq.FITSImage</text:span><text:span text:style-name="T17">.</text:span></text:p>
              </text:list-item>
            </text:list>
            <text:list text:style-name="L2">
              <text:list-item>
                <text:p text:style-name="P8"><text:span text:style-name="T6">Load </text:span><text:span text:style-name="T21">Day4/demo1-images.py</text:span><text:span text:style-name="T6">.</text:span></text:p>
              </text:list-item>
            </text:list>
            <text:list text:style-name="L2">
              <text:list-item>
                <text:p text:style-name="P8"><text:span text:style-name="T6">Run with a tile size of 5.</text:span></text:p>
              </text:list-item>
            </text:list>
            <text:list text:style-name="L2">
              <text:list-item>
                <text:p text:style-name="P8"><text:span text:style-name="T6">Make a map.</text:span></text:p>
              </text:list-item>
            </text:list>
            <text:list text:style-name="L2">
              <text:list-item>
                <text:p text:style-name="P8"><text:span text:style-name="T6">Images can also have a frequency axis, this is seamlessly propagated through the tree.</text:span></text:p>
              </text:list-item>
            </text:list>
          </draw:text-box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mage Sources &amp;<text:line-break/>Image-Plane Effects</text:p>
          </draw:text-box>
        </draw:frame>
        <draw:frame presentation:style-name="pr14" draw:text-style-name="P8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8"><text:span text:style-name="T6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the </text:span><text:span text:style-name="T18">FFTBrick</text:span><text:span text:style-name="T6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this doesn't have to be an actual </text:span><text:span text:style-name="T18">FITSImage</text:span><text:span text:style-name="T6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6">If the </text:span><text:span text:style-name="T7">E</text:span><text:span text:style-name="T22">p</text:span><text:span text:style-name="T6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4" draw:layer="layout" svg:width="23.912cm" svg:height="3.508cm" svg:x="2.058cm" svg:y="1.543cm" presentation:class="title" presentation:user-transformed="true">
          <draw:text-box>
            <text:p text:style-name="P14"><text:span text:style-name="T2">The Bhatnagar Approach:</text:span><text:span text:style-name="T2"><text:line-break/></text:span><text:span text:style-name="T2"> </text:span><text:span text:style-name="T23">Coming Soon To a Tree Near You?</text:span></text:p>
          </draw:text-box>
        </draw:frame>
        <draw:frame presentation:style-name="pr14" draw:text-style-name="P8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8"><text:span text:style-name="T6">Convolution with a “small” kernel can be computed directly, fairly cheaply.</text:span></text:p>
              </text:list-item>
            </text:list>
            <text:list text:style-name="L2">
              <text:list-item>
                <text:p text:style-name="P8"><text:span text:style-name="T6">...and in fact the interpolation function used inside </text:span><text:span text:style-name="T18">UVInterpol</text:span><text:span text:style-name="T6"> to interpolate </text:span><text:span text:style-name="T7">X</text:span><text:span text:style-name="T6"> to the </text:span><text:span text:style-name="T8">uv</text:span><text:span text:style-name="T6"> track is a form of convolution.</text:span></text:p>
              </text:list-item>
            </text:list>
            <text:list text:style-name="L2">
              <text:list-item>
                <text:p text:style-name="P8"><text:span text:style-name="T6">So we can apply </text:span><text:span text:style-name="T7">E</text:span><text:span text:style-name="T6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6" draw:layer="layout" svg:width="3.965cm" svg:height="1.235cm" svg:x="2.366cm" svg:y="0.767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2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4" draw:layer="layout" svg:width="23.912cm" svg:height="3.508cm" svg:x="2.058cm" svg:y="1.543cm" presentation:class="title" presentation:user-transformed="true">
          <draw:text-box>
            <text:p text:style-name="P14"><text:span text:style-name="T2">Mega-Exercise 3:</text:span><text:span text:style-name="T2"><text:line-break/></text:span><text:span text:style-name="T2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6" draw:layer="layout" svg:width="2.089cm" svg:height="1.235cm" svg:x="1.911cm" svg:y="0.5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3" presentation:class="page"/>
          <draw:frame presentation:style-name="pr3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7T23:45:37</dc:date>
    <meta:print-date>2006-10-04T19:40:23</meta:print-date>
    <dc:language>en-US</dc:language>
    <meta:editing-cycles>47</meta:editing-cycles>
    <meta:editing-duration>P3DT21H45M19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%dagger}_q(%l_0,%m_0)^-1 "=" newline
alignc "=" size 48 %fcall left (({bold E}_p(%l_0,%m_0))^{-1}{bold E}_p %N_pq bold B {bold E}_q^%dagger({bold E}^{%dagger}_q(%l_0,%m_0))^{-1} right ) newline
alignc "=" size 48 %fcall(%N_pq 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{</math:mo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=</math:mo>
            <math:mstyle math:fontweight="bold">
              <math:mrow>
                <math:mi>B</math:mi>
              </math:mrow>
            </math:mstyle>
          </math:mrow>
          <math:mrow>
            <math:mo math:stretchy="false"></math:mo>
            <math:mrow>
              <math:msub>
                <math:mo math:stretchy="false">l</math:mo>
                <math:mi>i</math:mi>
              </math:msub>
              <math:mi>,</math:mi>
              <math:msub>
                <math:mo math:stretchy="false">m</math:mo>
                <math:mi>j</math:mi>
              </math:msub>
            </math:mrow>
            <math:mo math:stretchy="false"></math:mo>
          </math:mrow>
        </math:mrow>
        <math:mo math:stretchy="false">}</math:mo>
      </math:mrow>
      <math:mi/>
      <math:mover>
        <math:mo math:stretchy="false"></math:mo>
        <math:mtext>FFT</math:mtext>
      </math:mover>
      <math:mi/>
      <math:mrow>
        <math:mo math:stretchy="false">{</math:mo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ij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row>
            <math:mo math:stretchy="false"></math:mo>
            <math:mrow>
              <math:msub>
                <math:mi>u</math:mi>
                <math:mi>i</math:mi>
              </math:msub>
              <math:mi>,</math:mi>
              <math:msub>
                <math:mi>v</math:mi>
                <math:mi>j</math:mi>
              </math:msub>
            </math:mrow>
            <math:mo math:stretchy="false"></math:mo>
          </math:mrow>
        </math:mrow>
        <math:mo math:stretchy="false">}</math:mo>
      </math:mrow>
    </math:mrow>
    <math:annotation math:encoding="StarMath 5.0">lbrace {bold B}_ij = {bold B}(%l_i,%m_j) rbrace ~~ %tendto csup "FFT" ~~ lbrace {bold X}_ij = size 48 %fcall(bold B)(u_i,v_j) rbrace  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n>.</math:mn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i/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 newline newline
size 24 { "  (or at the very least " {bold V'}_pq=size 36 %fcall(%N_pq {bold B} 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n>.</math:mn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subsup>
                        <math:mo math:stretchy="false">N</math:mo>
                        <math:mi>p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row>
                    <math:msub>
                      <math:mo math:stretchy="false">N</math:mo>
                      <math:mi math:fontstyle="italic">pq</math:mi>
                    </math:msub>
                    <math:mstyle math:fontweight="bold">
                      <math:mrow>
                        <math:mi>B</math:mi>
                      </math:mrow>
                    </math:mstyle>
                  </math:mrow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%N^%dagger_p) = size 36 %fcall({bold E}_p) circ size 36 %fcall(%N_pq{bold B}) circ size 36 %fcall({bold E}^{%dagger}_q)} newline
alignl size 24 { "since convolution is, in general, irreversible." }
</math:annotation>
  </math:semantics>
</math:math>
</file>